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Mapper.set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dentityMapper.set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dentityMapper.mapFileName( String source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